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68000000BF2EF058EB.png" manifest:media-type="image/png"/>
  <manifest:file-entry manifest:full-path="Pictures/100002010000015100000068B8D5231D.png" manifest:media-type="image/png"/>
  <manifest:file-entry manifest:full-path="Pictures/1000000000000386000001CA2F5BF93D.png" manifest:media-type="image/png"/>
  <manifest:file-entry manifest:full-path="Pictures/100002010000014A000000602AD3B7C0.png" manifest:media-type="image/png"/>
  <manifest:file-entry manifest:full-path="Pictures/1000020100000214000001F7B4CCDC6E.png" manifest:media-type="image/png"/>
  <manifest:file-entry manifest:full-path="Pictures/100002010000020E0000030B0A91F334.png" manifest:media-type="image/png"/>
  <manifest:file-entry manifest:full-path="Pictures/1000000000000461000000963B7C31A9.png" manifest:media-type="image/png"/>
  <manifest:file-entry manifest:full-path="Pictures/10000000000000200000002000309F1C.png" manifest:media-type="image/png"/>
  <manifest:file-entry manifest:full-path="Pictures/10000000000005DC000000714E9F20A3.png" manifest:media-type="image/png"/>
  <manifest:file-entry manifest:full-path="Pictures/10000000000003830000031C748E9056.png" manifest:media-type="image/png"/>
  <manifest:file-entry manifest:full-path="Pictures/100002010000026F000000B5BC18E195.png" manifest:media-type="image/png"/>
  <manifest:file-entry manifest:full-path="Pictures/100002010000008000000079780602B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title">
      <style:graphic-properties fo:min-height="3.18cm"/>
    </style:style>
    <style:style style:name="pr3" style:family="presentation" style:parent-style-name="Default-outline1">
      <style:graphic-properties fo:min-height="10.79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18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T1" style:family="text">
      <style:text-properties fo:color="#000000" style:text-line-through-style="none" fo:font-family="Arial" fo:font-size="36pt" fo:letter-spacing="normal" fo:font-style="italic" style:text-underline-style="none" fo:font-weight="bold" style:font-family-asian="'ＭＳ Ｐゴシック'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000000" style:text-line-through-style="none" fo:font-family="Arial" fo:font-size="32pt" fo:letter-spacing="normal" fo:font-style="normal" style:text-underline-style="none" fo:font-weight="bold" style:font-family-asian="'ＭＳ Ｐゴシック'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808080" style:text-line-through-style="none" fo:font-family="Arial" fo:font-size="15pt" fo:letter-spacing="normal" fo:font-style="normal" style:text-underline-style="none" fo:font-weight="normal" style:font-family-asian="'ＭＳ Ｐゴシック'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weight="bold"/>
    </style:style>
    <style:style style:name="T8" style:family="text">
      <style:text-properties fo:text-shadow="1pt 1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14.598cm" svg:height="5.285cm" svg:x="9.737cm" svg:y="5.6cm">
          <text:p text:style-name="P1"><text:span text:style-name="T1">TrackHub Registry</text:span></text:p>
          <text:p text:style-name="P1"><text:span text:style-name="T2">Code Review</text:span></text:p>
          <text:p text:style-name="P1"><text:span text:style-name="T3"/></text:p>
          <text:p text:style-name="P1"><text:span text:style-name="T4">07/05/2015</text:span></text:p>
          <text:p text:style-name="P2"><text:span text:style-name="T1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4.598cm" svg:height="4.861cm" svg:x="9.737cm" svg:y="6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12.909cm" svg:height="5.395cm" svg:x="7.668cm" svg:y="13.746cm">
          <text:p text:style-name="P5"><text:span text:style-name="T6">EMBL – European Bioinformatics Institute</text:span></text:p>
          <text:p text:style-name="P5"><text:span text:style-name="T6">Wellcome Trust Genome Campus</text:span></text:p>
          <text:p text:style-name="P5"><text:span text:style-name="T6">Hinxton, Cambridge, CB10 1SD, 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Where we are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JSON schema</text:p>
              </text:list-item>
              <text:list-item>
                <text:p>REST API</text:p>
              </text:list-item>
              <text:list-item>
                <text:p>Web front-end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SON Schema (1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Draft03</text:p>
                <text:list>
                  <text:list-item>
                    <text:p>Pros: complete JSON model of UCSC specs</text:p>
                    <text:list>
                      <text:list-item>
                        <text:p>proper data types</text:p>
                      </text:list-item>
                      <text:list-item>
                        <text:p>component relations easier to understand</text:p>
                      </text:list-item>
                    </text:list>
                  </text:list-item>
                  <text:list-item>
                    <text:p>Cons: big &amp; complex</text:p>
                    <text:list>
                      <text:list-item>
                        <text:p>TH providers might be initially discouraged to adop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SON Schema (2)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v1.0</text:p>
                <text:list>
                  <text:list-item>
                    <text:p>e! web TH parsing code</text:p>
                    <text:list>
                      <text:list-item>
                        <text:p>properties mapped to string key/value pairs</text:p>
                      </text:list-item>
                    </text:list>
                  </text:list-item>
                  <text:list-item>
                    <text:p>TrackDb metadata</text:p>
                    <text:list>
                      <text:list-item>
                        <text:p>Hub/Species/Assembly</text:p>
                      </text:list-item>
                      <text:list-item>
                        <text:p>Track metadata: key/value strings</text:p>
                      </text:list-item>
                    </text:list>
                  </text:list-item>
                  <text:list-item>
                    <text:p>TrackDb configuration (not indexed by ES)</text:p>
                    <text:list>
                      <text:list-item>
                        <text:p>key/value strings + “members” object for container track</text:p>
                      </text:list-item>
                      <text:list-item>
                        <text:p>do not distinguish between hierarchical container typ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The Model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A track hub is a collection of trackDBs, grouped by assembly</text:p>
              </text:list-item>
              <text:list-item>
                <text:p>A trackDB is a collection of related tracks</text:p>
              </text:list-item>
              <text:list-item>
                <text:p>A document in ES represents a trackDB</text:p>
                <text:list>
                  <text:list-item>
                    <text:p>No explicit hub type</text:p>
                  </text:list-item>
                  <text:list-item>
                    <text:p>Hub redundantly repeated for all trackDBs belonging to the same Hub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7" draw:layer="layout" svg:width="25.346cm" svg:height="19.049cm" svg:x="0.054cm" svg:y="0.05cm">
          <draw:image xlink:href="Pictures/10000000000003830000031C748E9056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7" draw:layer="layout" svg:width="25.346cm" svg:height="19.049cm" svg:x="0.029cm" svg:y="0.025cm">
          <draw:image xlink:href="Pictures/10000000000003830000031C748E9056.png" xlink:type="simple" xlink:show="embed" xlink:actuate="onLoad">
            <text:p/>
          </draw:image>
        </draw:frame>
        <draw:frame draw:style-name="gr6" draw:layer="layout" svg:width="7.411cm" svg:height="4.517cm" svg:x="14.741cm" svg:y="1.991cm">
          <draw:text-box>
            <text:p>moving to an object, e.g.</text:p>
            <text:p>hub =&gt; {</text:p>
            <text:p><text:tab/>name =&gt; …</text:p>
            <text:p><text:tab/>shortLabel =&gt; …</text:p>
            <text:p><text:tab/>longLabel =&gt; ...</text:p>
            <text:p>}</text:p>
          </draw:text-box>
        </draw:frame>
        <draw:line draw:style-name="gr7" draw:text-style-name="P7" draw:layer="layout" svg:x1="14.439cm" svg:y1="2.974cm" svg:x2="7.938cm" svg:y2="0.781cm">
          <text:p/>
        </draw:line>
        <draw:frame draw:style-name="gr6" draw:layer="layout" svg:width="7.563cm" svg:height="2.384cm" svg:x="14.842cm" svg:y="7.408cm">
          <draw:text-box>
            <text:p>array of track metadata,</text:p>
            <text:p>otherwise ES won't index</text:p>
            <text:p>!nested types</text:p>
          </draw:text-box>
        </draw:frame>
        <draw:line draw:style-name="gr7" draw:text-style-name="P7" draw:layer="layout" svg:x1="14.792cm" svg:y1="7.862cm" svg:x2="2.192cm" svg:y2="5.871cm">
          <text:p/>
        </draw:line>
        <draw:frame draw:style-name="gr6" draw:layer="layout" svg:width="8.541cm" svg:height="1.673cm" svg:x="14.918cm" svg:y="11.414cm">
          <draw:text-box>
            <text:p>verbose copy from e! parser,</text:p>
            <text:p>not indexed</text:p>
          </draw:text-box>
        </draw:frame>
        <draw:line draw:style-name="gr7" draw:text-style-name="P7" draw:layer="layout" svg:x1="14.439cm" svg:y1="12.65cm" svg:x2="5.292cm" svg:y2="16.152cm">
          <text:p/>
        </draw:line>
        <presentation:notes draw:style-name="dp3">
          <draw:page-thumbnail draw:style-name="gr4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7" draw:layer="layout" svg:width="23.861cm" svg:height="12.115cm" svg:x="0.87cm" svg:y="3.518cm">
          <draw:image xlink:href="Pictures/1000000000000386000001CA2F5BF93D.png" xlink:type="simple" xlink:show="embed" xlink:actuate="onLoad">
            <text:p/>
          </draw:image>
        </draw:frame>
        <draw:frame draw:style-name="gr6" draw:layer="layout" svg:width="7.229cm" svg:height="2.384cm" svg:x="16.581cm" svg:y="1.991cm">
          <draw:text-box>
            <text:p>a composite track,</text:p>
            <text:p>members can be simple</text:p>
            <text:p>tracks or views</text:p>
          </draw:text-box>
        </draw:frame>
        <draw:line draw:style-name="gr7" draw:text-style-name="P7" draw:layer="layout" svg:x1="16.48cm" svg:y1="3.125cm" svg:x2="8.668cm" svg:y2="7.131cm">
          <text:p/>
        </draw:line>
        <draw:frame draw:style-name="gr6" draw:layer="layout" svg:width="4.977cm" svg:height="1.673cm" svg:x="16.681cm" svg:y="5.569cm">
          <draw:text-box>
            <text:p>a view, contains</text:p>
            <text:p>simple tracks</text:p>
          </draw:text-box>
        </draw:frame>
        <draw:frame draw:style-name="gr6" draw:layer="layout" svg:width="4.414cm" svg:height="0.962cm" svg:x="18.571cm" svg:y="10.003cm">
          <draw:text-box>
            <text:p>a simple track</text:p>
          </draw:text-box>
        </draw:frame>
        <draw:line draw:style-name="gr7" draw:text-style-name="P7" draw:layer="layout" svg:x1="16.404cm" svg:y1="6.375cm" svg:x2="6.627cm" svg:y2="8.114cm">
          <text:p/>
        </draw:line>
        <draw:line draw:style-name="gr7" draw:text-style-name="P7" draw:layer="layout" svg:x1="18.521cm" svg:y1="10.508cm" svg:x2="14.615cm" svg:y2="12.045cm">
          <text:p/>
        </draw:line>
        <presentation:notes draw:style-name="dp3">
          <draw:page-thumbnail draw:style-name="gr4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The REST API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For track hub providers, trackDBs programmatic CRUD</text:p>
              </text:list-item>
              <text:list-item>
                <text:p>7 endpoints (GET/PUT/POST/DELETE)</text:p>
              </text:list-item>
              <text:list-item>
                <text:p>Token-based authentication, only after online registratio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<text:span text:style-name="T7">R</text:span>UD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GET /api</text:span></text:p>
                <text:list>
                  <text:list-item>
                    <text:p>Return the list of available endpoints</text:p>
                    <text:p/>
                  </text:list-item>
                </text:list>
                <text:p/>
              </text:list-item>
            </text:list>
          </draw:text-box>
        </draw:frame>
        <draw:frame draw:style-name="gr5" draw:text-style-name="P7" draw:layer="layout" svg:width="25.047cm" svg:height="3.397cm" svg:x="-0.05cm" svg:y="8.785cm">
          <draw:image xlink:href="Pictures/1000000000000461000000963B7C31A9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<text:span text:style-name="T9">R</text:span>UD (2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GET /api/trackhub</text:span></text:p>
                <text:list>
                  <text:list-item>
                    <text:p>Return the list of available docs for a given user, as doc ID mapped to the URI of the resource which represents the doc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API: TODO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Should be extended to external clients, e.g. genome browsers for search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cm" svg:stroke-color="#000000" draw:marker-start-width="0.35cm" draw:marker-end-width="0.35cm" draw:fill="none" draw:fill-gradient-name="Gradient_20_7" draw:fill-hatch-name="Hatching_20_1" draw:fill-image-name="Bitmape_20_1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custom-shape draw:name="CustomShape 1" draw:style-name="Mgr4" draw:text-style-name="MP5" draw:layer="backgroundobjects" svg:width="10.396cm" svg:height="0.626cm" svg:x="0cm" svg:y="17.868cm">
        <text:p text:style-name="MP4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6.131cm" svg:height="5.805cm" svg:x="19.262cm" svg:y="12.815cm">
        <draw:image xlink:href="Pictures/1000020100000214000001F7B4CCDC6E.png" xlink:type="simple" xlink:show="embed" xlink:actuate="onLoad">
          <text:p/>
        </draw:image>
      </draw:frame>
      <draw:frame draw:name="Picture 7" draw:style-name="Mgr3" draw:text-style-name="MP3" draw:layer="backgroundobjects" svg:width="7.19cm" svg:height="2.088cm" svg:x="1.002cm" svg:y="16.087cm">
        <draw:image xlink:href="Pictures/100002010000026F000000B5BC18E195.png" xlink:type="simple" xlink:show="embed" xlink:actuate="onLoad">
          <text:p/>
        </draw:image>
      </draw:frame>
      <draw:frame draw:name="Picture 8" draw:style-name="Mgr3" draw:text-style-name="MP3" draw:layer="backgroundobjects" svg:width="9.439cm" svg:height="13.985cm" svg:x="0cm" svg:y="0cm">
        <draw:image xlink:href="Pictures/100002010000020E0000030B0A91F334.png" xlink:type="simple" xlink:show="embed" xlink:actuate="onLoad">
          <text:p/>
        </draw:image>
      </draw:frame>
      <draw:frame draw:name="Picture 2" draw:style-name="Mgr3" draw:text-style-name="MP3" draw:layer="backgroundobjects" svg:width="7.108cm" svg:height="2.193cm" svg:x="1.114cm" svg:y="13.992cm">
        <draw:image xlink:href="Pictures/1000020100000268000000BF2EF058EB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5-05-02T12:52:02</dc:date>
    <dc:creator>Alessandro </dc:creator>
    <meta:editing-duration>PT11H23M6S</meta:editing-duration>
    <meta:editing-cycles>61</meta:editing-cycles>
    <meta:document-statistic meta:object-count="122"/>
  </office:meta>
</office:document-meta>
</file>